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alatino Linotype" svg:font-family="'Palatino Linotype'" style:font-family-generic="roman"/>
    <style:font-face style:name="Lucida Sans2" svg:font-family="'Lucida Sans'" style:font-family-generic="swiss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Default_7e_LT_7e_Gliederung_20_2" style:list-style-name="">
      <style:paragraph-properties fo:margin-left="0cm" fo:margin-right="0cm" fo:margin-top="0cm" fo:margin-bottom="0.4cm" fo:text-indent="0cm" style:auto-text-indent="false" style:text-autospace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Default_7e_LT_7e_Gliederung_20_2" style:list-style-name="">
      <style:paragraph-properties fo:margin-left="0cm" fo:margin-right="0cm" fo:margin-top="0cm" fo:margin-bottom="0.3cm" fo:text-indent="0cm" style:auto-text-indent="false" style:text-autospace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Default_7e_LT_7e_Gliederung_20_1" style:list-style-name="">
      <style:paragraph-properties fo:margin-left="0cm" fo:margin-right="0cm" fo:margin-top="0cm" fo:margin-bottom="0.3cm" fo:text-indent="0cm" style:auto-text-indent="false" style:text-autospace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Default_7e_LT_7e_Gliederung_20_1" style:list-style-name="">
      <style:paragraph-properties fo:margin-left="0cm" fo:margin-right="0cm" fo:margin-top="0cm" fo:margin-bottom="0.3cm" fo:text-indent="0cm" style:auto-text-indent="false" style:text-autospace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letter-kerning="true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6" style:family="paragraph" style:parent-style-name="Default_7e_LT_7e_Gliederung_20_1" style:list-style-name="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letter-kerning="true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esumed Need: <text:s/></text:span>A trustworthy group-management platform to help organize the peaceful dissent required by Democracy. </text:p>
      <text:p text:style-name="P5">Why Needed?</text:p>
      <text:p text:style-name="P2">Campaigns by post-truth media, (mainstream and social), are spreading politicized disinformation, propaganda and fear. </text:p>
      <text:p text:style-name="P2">Autocrats, dictators and extremists are overcoming the information systems that Democracies rely on to fairly-inform their voters.</text:p>
      <text:p text:style-name="P2">Privacy is increasingly invaded, allowing bad actors to target individuals more aggressively. </text:p>
      <text:p text:style-name="P2">Public opinion is increasingly manipulated.</text:p>
      <text:p text:style-name="P2">Voting systems are increasingly unreliable.</text:p>
      <text:p text:style-name="P2">Democracy is being broken by powerful influencers who (directly and indirectly) disenfranchise the people. </text:p>
      <text:p text:style-name="P2">Democracies only die, if the people who watch, remain deprived of truthful communication, and a unified voice. </text:p>
      <text:p text:style-name="P6">Solution Challenges:</text:p>
      <text:p text:style-name="P2">Difficult to attract/sustain volunteers into ground-up political causes, especially if marginalized by state-funded or darkly-monetized competition.</text:p>
      <text:p text:style-name="P2">Existing apps for volunteer crowdsourcing are de-focused by r-selected users and the inherent churn of the newly onboarded.</text:p>
      <text:p text:style-name="P2">Charity-Fundraiser platforms are not suitable for political dissenters, they do not organize viral demonstrations, instead they assist slow and expensive onboarding via an educational sales approach, and silo-cratic workflows.</text:p>
      <text:p text:style-name="P2">There is no one-stop-shop for regular folk to “get their heads-together”, <text:span text:style-name="T2">before</text:span> agreeing mission/strategy, membership, rules, funds, etc.</text:p>
      <text:p text:style-name="P4"><text:span text:style-name="T1">MVP's working name is currently </text:span><text:span text:style-name="T2">GroupBuild</text:span><text:span text:style-name="T3"> (we have it as .com and .org)</text:span></text:p>
      <text:p text:style-name="P2">GB is a free messenger app, with unique e2e-security that is fully-disconnected from users' personal (IRL) identities. </text:p>
      <text:p text:style-name="P2">User creates a pseudo-identity, (no personal data stored), using a standard-format profile that must remain peer-endorsed for validation. </text:p>
      <text:p text:style-name="P2">Users are either invited, or they request an invite via a graphics-quiz that resembles a personality test game using facial expressions. </text:p>
      <text:p text:style-name="P2">App-misuse, by anonymous identities, is prevented by sponsor-approval of their initial posts, and rapid response to warning-flags. </text:p>
      <text:p text:style-name="P2">All Groups will self-manage via Democratic voting, e.g. Either/Or Clap-Voting and majority-rules, and/or other voting systems.</text:p>
      <text:p text:style-name="P2">Elected Group Leader(s) MUST use this voting system for all Group decisions, plus default rules list, e.g. no negging, inclusivity, equitability, etc.</text:p>
      <text:p text:style-name="P2">Group Leader(s) have edit-authority for Group's micro-site which must retain GB's standard structure and brand.</text:p>
      <text:p text:style-name="P2"><text:soft-page-break/>Each mini-site presents a consensus mission statement, member expectations, vote-history, activity stats and requests for skills/resources.</text:p>
      <text:p text:style-name="P2">Brand-related icons will show Group-member status/activity, e.g. leader, observer, monitor, editor, event organizers, etc.</text:p>
      <text:p text:style-name="P2">Resource page for FAQs, mobilization marketing collateral, how-to protests/rally, example support station setups, campaign best practices, etc.</text:p>
      <text:p text:style-name="P2">Where possible, avoid reinventing the wheel... <text:s/>Telegram (Russia) may be a key case-study, CMS's may be licensed, software may be borrowed from Bluesky, Substack, etc. </text:p>
      <text:p text:style-name="P5">Business Model</text:p>
      <text:p text:style-name="P3">Prove MVP via test market, perhaps using an adjacent use case (e.g. game-app, event-scheduling, charitable fundraising). <text:s/></text:p>
      <text:p text:style-name="P2">Mostly open source, with open-API's so independents can contribute to code base, but core messaging/identity module is proprietary.</text:p>
      <text:p text:style-name="P2">Obtain global copy-protections for workflow-related intellectual properties, as soon as the workflows appear viral. </text:p>
      <text:p text:style-name="P2">Introduce advertising revenues after US-launch, e.g. banner space for health and feelgood brands.</text:p>
      <text:p text:style-name="P2">Then introduce pay-to-use proxy addresses and trust accounts, which are also set up to preserve users' IRL-identities. <text:s/></text:p>
      <text:p text:style-name="P2">Solicit no-strings sponsorship from wealthy donors, e.g. hands-off PAC's (Political Action Groups), benevolent corporations.</text:p>
      <text:p text:style-name="P3">Provide call-to-action partnerships to adjacent apps, e.g. other messaging apps, media, journalist blog-platforms, Youtube</text:p>
      <text:p text:style-name="Standard"/>
      <text:p text:style-name="Text_20_body"><text:span text:style-name="Strong_20_Emphasis">GroupBuild Value Proposition: </text:span></text:p>
      <text:list xml:id="list4308102539613751749" text:style-name="L1">
        <text:list-item>
          <text:p text:style-name="P1"><text:span text:style-name="Strong_20_Emphasis"><text:span text:style-name="T4">Promote Democracy through ID-secured </text:span></text:span><text:span text:style-name="Strong_20_Emphasis"><text:span text:style-name="T5">communication</text:span></text:span><text:span text:style-name="Strong_20_Emphasis"><text:span text:style-name="T4"> by truth-checked dissenters. </text:span></text:span></text:p>
        </text:list-item>
        <text:list-item>
          <text:p text:style-name="P1"><text:span text:style-name="Strong_20_Emphasis"><text:span text:style-name="T4">Organize vote-enabled civil </text:span></text:span><text:span text:style-name="Strong_20_Emphasis"><text:span text:style-name="T5">action</text:span></text:span><text:span text:style-name="Strong_20_Emphasis"><text:span text:style-name="T4">, e.g. Meet-ups, rallies/protests, town-halls. </text:span></text:span></text:p>
        </text:list-item>
        <text:list-item>
          <text:p text:style-name="P1"><text:span text:style-name="Strong_20_Emphasis"><text:span text:style-name="T4">Provide </text:span></text:span><text:span text:style-name="Strong_20_Emphasis"><text:span text:style-name="T1">resources</text:span></text:span><text:span text:style-name="Strong_20_Emphasis"><text:span text:style-name="T4"> for health and safety of dissenters and for anti-censorship. </text:span></text:span></text:p>
        </text:list-item>
      </text:list>
      <text:p text:style-name="Text_20_body"><text:span text:style-name="Strong_20_Emphasis"/></text:p>
      <text:p text:style-name="Text_20_body"><text:span text:style-name="Strong_20_Emphasis">GroupBuild</text:span> provides Democratic movements with a communication platform that organizes civil-dissent, while protecting device-users from authoritarian surveillance. <text:s/></text:p>
      <text:p text:style-name="Text_20_body">Features include: diversified/redundant signal channels, personal identity protection, event scheduling, mobilization and promotion, and attendee health/safety resources.</text:p>
      <text:p text:style-name="Text_20_body">GroupBuild's open source code is available to Democratic advocacy initiatives, but proprietary technologies are used to encrypt and route-diversify video/message delivery using mobile channels, (WiFi, cellular, Bluetooth, satellite, etc.). <text:s/>The use of such technology protects against signal blocking, interception and tracking. <text:s/>GroupBuild also offers app-<text:soft-page-break/>pausing functionality for devices that may otherwise store location metadata, log call records or otherwise allow apps to spy on users. <text:s/>Groupbuild also equips each group with tools to moderate their own communications, blending AI and human judgment so as to reduce hate-speech and promote truthfulness. </text:p>
      <text:p text:style-name="Text_20_body">Each group's mini-site promotes their own events, and coordinates with others, thus rallying support while building credibility. <text:s/>Group members vote on group-strategy and they endorse each other through communication, especially when they share their identities. <text:s/>This helps to strengthen internal trust and external legitimacy. <text:s/></text:p>
      <text:p text:style-name="Text_20_body">GroupBuild also provides pathogen masks to discourage face-recognition surveillance at events. <text:s/>GroupBuild does not retain any data that might be used to profile or target device-users, its servers are distributed for redundancy among countries not regulated by world powers, and GroupBuild will never sell ou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alatino Linotype" svg:font-family="'Palatino Linotype'" style:font-family-generic="roman"/>
    <style:font-face style:name="Lucida Sans2" svg:font-family="'Lucida Sans'" style:font-family-generic="swiss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01T17:55:00.72</meta:creation-date>
    <meta:document-statistic meta:table-count="0" meta:image-count="0" meta:object-count="0" meta:page-count="3" meta:paragraph-count="43" meta:word-count="749" meta:character-count="5747"/>
    <dc:date>2025-05-01T19:01:47.51</dc:date>
    <dc:creator>Christine Ballard</dc:creator>
    <meta:editing-duration>PT2M18S</meta:editing-duration>
    <meta:editing-cycles>1</meta:editing-cycles>
    <meta:generator>OpenOffice/4.1.15$Win32 OpenOffice.org_project/4115m2$Build-9813</meta:generator>
  </office:meta>
</office:document-meta>
</file>